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F000001AD000001D71B840836143EC715.svm" manifest:media-type="image/x-svm"/>
  <manifest:file-entry manifest:full-path="Pictures/1000020000000015000000141BB4CB0C2B6A3155.png" manifest:media-type="image/png"/>
  <manifest:file-entry manifest:full-path="Pictures/1000020000000010000000126888C548CE9FC7BD.png" manifest:media-type="image/png"/>
  <manifest:file-entry manifest:full-path="Pictures/100002000000001500000014B0C1E9F62A74D3CB.png" manifest:media-type="image/png"/>
  <manifest:file-entry manifest:full-path="Pictures/1000020000000010000000122750F08134688E00.png" manifest:media-type="image/png"/>
  <manifest:file-entry manifest:full-path="Pictures/2000000F000001AD000001D7443BDF8435A2DDDF.svm" manifest:media-type="image/x-svm"/>
  <manifest:file-entry manifest:full-path="Pictures/20000016000002340000021375117732C13F771C.svm" manifest:media-type="image/x-svm"/>
  <manifest:file-entry manifest:full-path="Pictures/100002000000001100000012F45DB7D356FF4CC3.png" manifest:media-type="image/png"/>
  <manifest:file-entry manifest:full-path="Pictures/2000000F000001D3000001D714659E6617B6922C.svm" manifest:media-type="image/x-svm"/>
  <manifest:file-entry manifest:full-path="Pictures/1000020000000015000000144EB8AA1E7C0CD40A.png" manifest:media-type="image/png"/>
  <manifest:file-entry manifest:full-path="Pictures/200000160000023800000213196150C4FCFBAA3D.svm" manifest:media-type="image/x-svm"/>
  <manifest:file-entry manifest:full-path="Pictures/1000020000000015000000147DD39D311EC1BF88.png" manifest:media-type="image/png"/>
  <manifest:file-entry manifest:full-path="Pictures/100002000000001200000012EF0D679B5FFE5F89.png" manifest:media-type="image/png"/>
  <manifest:file-entry manifest:full-path="Pictures/2000000F000001B5000001D74D46E1148D2D43F8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language="en" fo:country="US" fo:font-weight="normal" officeooo:rsid="00098e66" officeooo:paragraph-rsid="00098e6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language="en" fo:country="US" fo:font-weight="normal" officeooo:rsid="000b532c" officeooo:paragraph-rsid="000d16a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language="en" fo:country="US" fo:font-weight="normal" officeooo:rsid="000d16ab" officeooo:paragraph-rsid="000d16ab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098e66" officeooo:paragraph-rsid="00098e6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98e66" officeooo:paragraph-rsid="00098e6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98e66" officeooo:paragraph-rsid="000d16a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098e66" officeooo:paragraph-rsid="00098e66" style:font-weight-asian="normal" style:font-weight-complex="normal"/>
    </style:style>
    <style:style style:name="P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en" fo:country="US" officeooo:rsid="000b532c"/>
    </style:style>
    <style:style style:name="T3" style:family="text">
      <style:text-properties officeooo:rsid="000b532c"/>
    </style:style>
    <style:style style:name="T4" style:family="text">
      <style:text-properties style:font-name="Liberation Mono1" fo:font-size="11pt" fo:font-style="normal" style:font-size-asian="11pt" style:font-style-asian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53cm" svg:stroke-color="#000000" draw:marker-start="" draw:marker-start-width="0.279cm" draw:marker-start-center="false" draw:marker-end="Стили_20_стрелок_20_2" draw:marker-end-width="0.3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53cm" svg:stroke-color="#000000" draw:marker-start="" draw:marker-start-width="0.279cm" draw:marker-start-center="false" draw:marker-end="Стили_20_стрелок_20_3" draw:marker-end-width="0.3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ot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ot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Стили_20_стрелок_20_4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Стили_20_стрелок_20_5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Стили_20_стрелок_20_1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Стили_20_стрелок_20_1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000000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писать функцию для вычисления экстремума на заданном отрезке.</text:p>
      <text:p text:style-name="P4"/>
      <text:p text:style-name="P4">Метод «золотого сечения»</text:p>
      <text:p text:style-name="P4"/>
      <text:p text:style-name="P5"><text:tab/>Пусть задана функция <draw:frame draw:style-name="fr1" draw:name="Объект1" text:anchor-type="as-char" svg:y="-0.386cm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где <draw:frame draw:style-name="fr1" draw:name="Объект2" text:anchor-type="as-char" svg:y="-0.377cm" svg:width="1.695cm" svg:height="0.48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"/>
      <text:p text:style-name="P1"><draw:g text:anchor-type="paragraph" draw:z-index="2" draw:name="Фигура1" draw:style-name="gr1"><draw:connector draw:style-name="gr24" draw:text-style-name="P8" draw:type="line" svg:x1="0.178cm" svg:y1="0.252cm" svg:x2="5.928cm" svg:y2="0.252cm" draw:end-shape="id3" draw:end-glue-point="1" svg:d="M178 252h5750" svg:viewBox="0 0 5752 2"><text:p/></draw:connector><draw:line draw:style-name="gr25" draw:text-style-name="P8" svg:x1="0.178cm" svg:y1="0.002cm" svg:x2="0.178cm" svg:y2="0.502cm"><text:p/></draw:line><draw:line draw:style-name="gr26" draw:text-style-name="P8" xml:id="id3" draw:id="id3" svg:x1="5.928cm" svg:y1="0.002cm" svg:x2="5.928cm" svg:y2="0.502cm"><text:p/></draw:line><draw:frame draw:style-name="gr5" draw:text-style-name="P9" svg:width="0.429cm" svg:height="0.47cm" svg:x="0cm" svg:y="0.533cm"><draw:image xlink:href="Pictures/2000000F000001AD000001D7443BDF8435A2DDDF.svm" xlink:type="simple" xlink:show="embed" xlink:actuate="onLoad" draw:mime-type="image/x-svm"><text:p/></draw:image><draw:image xlink:href="Pictures/1000020000000010000000126888C548CE9FC7BD.png" xlink:type="simple" xlink:show="embed" xlink:actuate="onLoad" draw:mime-type="image/png"/></draw:frame><draw:frame draw:style-name="gr5" draw:text-style-name="P9" svg:width="0.429cm" svg:height="0.47cm" svg:x="5.678cm" svg:y="0.533cm"><draw:image xlink:href="Pictures/2000000F000001AD000001D71B840836143EC715.svm" xlink:type="simple" xlink:show="embed" xlink:actuate="onLoad" draw:mime-type="image/x-svm"><text:p/></draw:image><draw:image xlink:href="Pictures/1000020000000010000000122750F08134688E00.png" xlink:type="simple" xlink:show="embed" xlink:actuate="onLoad" draw:mime-type="image/png"/></draw:frame></draw:g></text:p>
      <text:p text:style-name="P5"/>
      <text:p text:style-name="P5"/>
      <text:p text:style-name="P5"><text:tab/>Отрезок <draw:frame draw:style-name="fr1" draw:name="Объект3" text:anchor-type="as-char" svg:y="-0.377cm" svg:width="1.139cm" svg:height="0.482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разделим двумя точками: точкой <draw:frame draw:style-name="fr1" draw:name="Объект4" text:anchor-type="as-char" svg:y="-0.377cm" svg:width="0.559cm" svg:height="0.53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и точкой <draw:frame draw:style-name="fr1" draw:name="Объект5" text:anchor-type="as-char" svg:y="-0.377cm" svg:width="0.559cm" svg:height="0.53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в отношении золотого сечения <draw:frame draw:style-name="fr1" draw:name="Объект6" text:anchor-type="as-char" svg:y="-0.656cm" svg:width="1.889cm" svg:height="1.035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, <text:span text:style-name="T3">то есть</text:span></text:p>
      <text:p text:style-name="P5"><draw:g text:anchor-type="paragraph" draw:z-index="10" draw:name="Фигура2" draw:style-name="gr1"><draw:connector draw:style-name="gr15" draw:text-style-name="P8" draw:type="line" svg:x1="8.459cm" svg:y1="1.021cm" svg:x2="14.209cm" svg:y2="1.021cm" draw:end-shape="id2" draw:end-glue-point="1" svg:d="M8459 1021h5750" svg:viewBox="0 0 5752 2"><text:p/></draw:connector><draw:line draw:style-name="gr16" draw:text-style-name="P8" svg:x1="8.458cm" svg:y1="0.771cm" svg:x2="8.458cm" svg:y2="1.271cm"><text:p/></draw:line><draw:line draw:style-name="gr17" draw:text-style-name="P8" xml:id="id2" draw:id="id2" svg:x1="14.208cm" svg:y1="0.771cm" svg:x2="14.208cm" svg:y2="1.271cm"><text:p/></draw:line><draw:frame draw:style-name="gr5" draw:text-style-name="P9" svg:width="0.429cm" svg:height="0.47cm" svg:x="8.281cm" svg:y="1.302cm"><draw:image xlink:href="Pictures/2000000F000001AD000001D7443BDF8435A2DDDF.svm" xlink:type="simple" xlink:show="embed" xlink:actuate="onLoad" draw:mime-type="image/x-svm"><text:p/></draw:image><draw:image xlink:href="Pictures/1000020000000010000000126888C548CE9FC7BD.png" xlink:type="simple" xlink:show="embed" xlink:actuate="onLoad" draw:mime-type="image/png"/></draw:frame><draw:frame draw:style-name="gr5" draw:text-style-name="P9" svg:width="0.429cm" svg:height="0.47cm" svg:x="13.959cm" svg:y="1.302cm"><draw:image xlink:href="Pictures/2000000F000001AD000001D71B840836143EC715.svm" xlink:type="simple" xlink:show="embed" xlink:actuate="onLoad" draw:mime-type="image/x-svm"><text:p/></draw:image><draw:image xlink:href="Pictures/1000020000000010000000122750F08134688E00.png" xlink:type="simple" xlink:show="embed" xlink:actuate="onLoad" draw:mime-type="image/png"/></draw:frame><draw:line draw:style-name="gr18" draw:text-style-name="P8" svg:x1="10.209cm" svg:y1="0.771cm" svg:x2="10.209cm" svg:y2="1.271cm"><text:p/></draw:line><draw:line draw:style-name="gr19" draw:text-style-name="P8" svg:x1="12.208cm" svg:y1="0.771cm" svg:x2="12.208cm" svg:y2="1.271cm"><text:p/></draw:line><draw:frame draw:style-name="gr5" draw:text-style-name="P9" svg:width="0.563cm" svg:height="0.53cm" svg:x="10.031cm" svg:y="1.302cm"><draw:image xlink:href="Pictures/20000016000002340000021375117732C13F771C.svm" xlink:type="simple" xlink:show="embed" xlink:actuate="onLoad" draw:mime-type="image/x-svm"><text:p/></draw:image><draw:image xlink:href="Pictures/100002000000001500000014B0C1E9F62A74D3CB.png" xlink:type="simple" xlink:show="embed" xlink:actuate="onLoad" draw:mime-type="image/png"/></draw:frame><draw:frame draw:style-name="gr5" draw:text-style-name="P9" svg:width="0.569cm" svg:height="0.53cm" svg:x="11.959cm" svg:y="1.272cm"><draw:image xlink:href="Pictures/200000160000023800000213196150C4FCFBAA3D.svm" xlink:type="simple" xlink:show="embed" xlink:actuate="onLoad" draw:mime-type="image/x-svm"><text:p/></draw:image><draw:image xlink:href="Pictures/1000020000000015000000141BB4CB0C2B6A3155.png" xlink:type="simple" xlink:show="embed" xlink:actuate="onLoad" draw:mime-type="image/png"/></draw:frame><draw:line draw:style-name="gr20" draw:text-style-name="P8" svg:x1="11.708cm" svg:y1="0.521cm" svg:x2="12.208cm" svg:y2="1.021cm"><text:p/></draw:line><draw:line draw:style-name="gr21" draw:text-style-name="P8" svg:x1="10.959cm" svg:y1="1.771cm" svg:x2="10.209cm" svg:y2="1.021cm"><text:p/></draw:line><draw:path draw:style-name="gr22" draw:text-style-name="P8" svg:width="3.2cm" svg:height="0.987cm" svg:x="10.959cm" svg:y="1.026cm" svg:viewBox="0 0 3201 988" svg:d="M0 740c281 107 564 229 873 225 197-2 403 53 595 0 241-67 454-214 675-330 157-82 332-126 489-212 189-104 305-296 503-384l66-39"><text:p/></draw:path><draw:path draw:style-name="gr23" draw:text-style-name="P8" svg:width="2.415cm" svg:height="2.252cm" draw:transform="rotate (2.54783164206132) translate (10.4772681514038cm 2.3561211699517cm)" svg:viewBox="0 0 2416 2253" svg:d="M0 2211c288 114 552-32 814-118 402-133 630-545 857-882 101-149 219-290 307-446 97-172 254-286 378-431l58-152 2-160-14-22"><text:p/></draw:path></draw:g><draw:frame draw:style-name="fr1" draw:name="Объект7" text:anchor-type="as-char" svg:y="-1.261cm" svg:width="2.053cm" svg:height="2.374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/><text:span text:style-name="T4"><draw:frame draw:style-name="fr1" draw:name="Объект8" text:anchor-type="as-char" svg:y="-0.228cm" svg:width="0.54cm" svg:height="0.21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<text:s/></text:span><text:span text:style-name="T4"><draw:frame draw:style-name="fr1" draw:name="Объект9" text:anchor-type="as-char" svg:y="-1.012cm" svg:width="2.374cm" svg:height="1.88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7"/>
      <text:p text:style-name="P7"/>
      <text:p text:style-name="P7"/>
      <text:p text:style-name="P6"><draw:g text:anchor-type="paragraph" draw:z-index="15" draw:name="Фигура3" draw:style-name="gr1"><draw:connector draw:style-name="gr2" draw:text-style-name="P8" draw:type="line" svg:x1="10.125cm" svg:y1="4.75cm" svg:x2="15.875cm" svg:y2="4.75cm" draw:end-shape="id1" draw:end-glue-point="1" svg:d="M10125 4750h5750" svg:viewBox="0 0 5752 2"><text:p/></draw:connector><draw:line draw:style-name="gr3" draw:text-style-name="P8" svg:x1="10.124cm" svg:y1="4.5cm" svg:x2="10.124cm" svg:y2="5cm"><text:p/></draw:line><draw:line draw:style-name="gr4" draw:text-style-name="P8" xml:id="id1" draw:id="id1" svg:x1="15.874cm" svg:y1="4.5cm" svg:x2="15.874cm" svg:y2="5cm"><text:p/></draw:line><draw:frame draw:style-name="gr5" draw:text-style-name="P9" svg:width="0.429cm" svg:height="0.47cm" svg:x="9.947cm" svg:y="5.031cm"><draw:image xlink:href="Pictures/2000000F000001AD000001D7443BDF8435A2DDDF.svm" xlink:type="simple" xlink:show="embed" xlink:actuate="onLoad" draw:mime-type="image/x-svm"><text:p/></draw:image><draw:image xlink:href="Pictures/1000020000000010000000126888C548CE9FC7BD.png" xlink:type="simple" xlink:show="embed" xlink:actuate="onLoad" draw:mime-type="image/png"/></draw:frame><draw:frame draw:style-name="gr5" draw:text-style-name="P9" svg:width="0.429cm" svg:height="0.47cm" svg:x="15.625cm" svg:y="5.031cm"><draw:image xlink:href="Pictures/2000000F000001AD000001D71B840836143EC715.svm" xlink:type="simple" xlink:show="embed" xlink:actuate="onLoad" draw:mime-type="image/x-svm"><text:p/></draw:image><draw:image xlink:href="Pictures/1000020000000010000000122750F08134688E00.png" xlink:type="simple" xlink:show="embed" xlink:actuate="onLoad" draw:mime-type="image/png"/></draw:frame><draw:line draw:style-name="gr6" draw:text-style-name="P8" svg:x1="11.875cm" svg:y1="4.5cm" svg:x2="11.875cm" svg:y2="5cm"><text:p/></draw:line><draw:line draw:style-name="gr7" draw:text-style-name="P8" svg:x1="13.874cm" svg:y1="4.5cm" svg:x2="13.874cm" svg:y2="5cm"><text:p/></draw:line><draw:frame draw:style-name="gr5" draw:text-style-name="P9" svg:width="0.563cm" svg:height="0.53cm" svg:x="11.563cm" svg:y="3.971cm"><draw:image xlink:href="Pictures/20000016000002340000021375117732C13F771C.svm" xlink:type="simple" xlink:show="embed" xlink:actuate="onLoad" draw:mime-type="image/x-svm"><text:p/></draw:image><draw:image xlink:href="Pictures/1000020000000015000000144EB8AA1E7C0CD40A.png" xlink:type="simple" xlink:show="embed" xlink:actuate="onLoad" draw:mime-type="image/png"/></draw:frame><draw:frame draw:style-name="gr5" draw:text-style-name="P9" svg:width="0.567cm" svg:height="0.53cm" svg:x="13.875cm" svg:y="4.001cm"><draw:image xlink:href="Pictures/200000160000023800000213196150C4FCFBAA3D.svm" xlink:type="simple" xlink:show="embed" xlink:actuate="onLoad" draw:mime-type="image/x-svm"><text:p/></draw:image><draw:image xlink:href="Pictures/1000020000000015000000147DD39D311EC1BF88.png" xlink:type="simple" xlink:show="embed" xlink:actuate="onLoad" draw:mime-type="image/png"/></draw:frame><draw:line draw:style-name="gr8" draw:text-style-name="P8" svg:x1="10.124cm" svg:y1="4.75cm" svg:x2="19.874cm" svg:y2="4.75cm"><text:p/></draw:line><draw:line draw:style-name="gr9" draw:text-style-name="P8" svg:x1="12.874cm" svg:y1="7.75cm" svg:x2="12.874cm" svg:y2="0.25cm"><text:p/></draw:line><draw:path draw:style-name="gr10" draw:text-style-name="P8" svg:width="6.114cm" svg:height="5.276cm" draw:transform="rotate (-1.33028995587008) translate (15.5388333837693cm -0.382719769828463cm)" svg:viewBox="0 0 6115 5277" svg:d="M0 4961c521 124 1058 161 1593 173 413 10 811 85 1235 126 448 44 833-8 1251-47 344-32 669-176 996-287 178-60 331-177 510-243 191-69 234-284 338-434 147-212 251-474 154-739-87-235-145-482-189-728-89-488-789-709-1031-961-282-294-682-453-979-731-594-554-1281-690-1965-930-184-65-382-78-572-114l-182-31-161-12-13-3"><text:p/></draw:path><draw:line draw:style-name="gr11" draw:text-style-name="P8" svg:x1="11.875cm" svg:y1="5cm" svg:x2="11.875cm" svg:y2="5.5cm"><text:p/></draw:line><draw:line draw:style-name="gr12" draw:text-style-name="P8" svg:x1="13.874cm" svg:y1="5cm" svg:x2="13.874cm" svg:y2="6.25cm"><text:p/></draw:line><draw:line draw:style-name="gr13" draw:text-style-name="P8" svg:x1="10.375cm" svg:y1="5.25cm" svg:x2="11.375cm" svg:y2="5.25cm"><text:p/></draw:line><draw:line draw:style-name="gr14" draw:text-style-name="P8" svg:x1="15.624cm" svg:y1="5.25cm" svg:x2="14.874cm" svg:y2="5.25cm"><text:p/></draw:line><draw:frame draw:style-name="gr5" draw:text-style-name="P9" svg:width="0.466cm" svg:height="0.47cm" svg:x="13.126cm" svg:y="0cm"><draw:image xlink:href="Pictures/2000000F000001D3000001D714659E6617B6922C.svm" xlink:type="simple" xlink:show="embed" xlink:actuate="onLoad" draw:mime-type="image/x-svm"><text:p/></draw:image><draw:image xlink:href="Pictures/100002000000001200000012EF0D679B5FFE5F89.png" xlink:type="simple" xlink:show="embed" xlink:actuate="onLoad" draw:mime-type="image/png"/></draw:frame><draw:frame draw:style-name="gr5" draw:text-style-name="P9" svg:width="0.438cm" svg:height="0.47cm" svg:x="19.874cm" svg:y="5.001cm"><draw:image xlink:href="Pictures/2000000F000001B5000001D74D46E1148D2D43F8.svm" xlink:type="simple" xlink:show="embed" xlink:actuate="onLoad" draw:mime-type="image/x-svm"><text:p/></draw:image><draw:image xlink:href="Pictures/100002000000001100000012F45DB7D356FF4CC3.png" xlink:type="simple" xlink:show="embed" xlink:actuate="onLoad" draw:mime-type="image/png"/></draw:frame></draw:g><text:span text:style-name="T2">1. </text:span><text:span text:style-name="T3">Если интересует </text:span><text:span text:style-name="T3"><draw:frame draw:style-name="fr1" draw:name="Объект10" text:anchor-type="as-char" svg:y="-0.377cm" svg:width="0.843cm" svg:height="0.46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функции, то</text:span></text:p>
      <text:p text:style-name="P6"><text:span text:style-name="T3"><draw:frame draw:style-name="fr1" draw:name="Объект11" text:anchor-type="as-char" svg:y="-0.386cm" svg:width="2.484cm" svg:height="0.5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5"/>
      <text:p text:style-name="P5"/>
      <text:p text:style-name="P5"/>
      <text:p text:style-name="P2">2. <text:span text:style-name="T1">Если интересует </text:span><text:span text:style-name="T1"><draw:frame draw:style-name="fr1" draw:name="Объект12" text:anchor-type="as-char" svg:y="-0.377cm" svg:width="0.928cm" svg:height="0.46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функции, то</text:span></text:p>
      <text:p text:style-name="P2"><text:span text:style-name="T1"><draw:frame draw:style-name="fr1" draw:name="Объект13" text:anchor-type="as-char" svg:y="-0.386cm" svg:width="2.484cm" svg:height="0.54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3. <text:span text:style-name="T1">Точность достигается тогда, когда </text:span><text:span text:style-name="T1"><draw:frame draw:style-name="fr1" draw:name="Объект14" text:anchor-type="as-char" svg:y="-0.377cm" svg:width="1.695cm" svg:height="0.47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">.</text:span></text:p>
      <text:p text:style-name="P3"><text:span text:style-name="T1"/></text:p>
      <text:p text:style-name="P3"><text:span text:style-name="T1">Искомая точка </text:span><text:span text:style-name="T1"><draw:frame draw:style-name="fr1" draw:name="Объект15" text:anchor-type="as-char" svg:y="-0.619cm" svg:width="2.995cm" svg:height="0.998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4:18:35.647000000</meta:creation-date>
    <dc:date>2021-05-04T14:51:00.133000000</dc:date>
    <meta:editing-duration>PT6M55S</meta:editing-duration>
    <meta:editing-cycles>1</meta:editing-cycles>
    <meta:document-statistic meta:table-count="0" meta:image-count="0" meta:object-count="15" meta:page-count="2" meta:paragraph-count="11" meta:word-count="48" meta:character-count="317" meta:non-whitespace-character-count="270"/>
    <meta:generator>LibreOffice/7.1.2.2$Windows_X86_64 LibreOffice_project/8a45595d069ef5570103caea1b71cc9d82b2aae4</meta:generator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0/content.xml><?xml version="1.0" encoding="utf-8"?>
<math xmlns="http://www.w3.org/1998/Math/MathML" display="block">
  <semantics>
    <mi mathvariant="italic">min</mi>
    <annotation encoding="StarMath 5.0">min</annotation>
  </semantics>
</math>
</file>

<file path=Object 1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≥</mo>
        <mi>y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y( x_1 ) &gt;= y( x_2 )</annotation>
  </semantics>
</math>
</file>

<file path=Object 12/content.xml><?xml version="1.0" encoding="utf-8"?>
<math xmlns="http://www.w3.org/1998/Math/MathML" display="block">
  <semantics>
    <mi mathvariant="italic">max</mi>
    <annotation encoding="StarMath 5.0">max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≤</mo>
        <mi>y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y( x_1 ) &lt;= y( x_2 )</annotation>
  </semantics>
</math>
</file>

<file path=Object 14/content.xml><?xml version="1.0" encoding="utf-8"?>
<math xmlns="http://www.w3.org/1998/Math/MathML" display="block">
  <semantics>
    <mrow>
      <mrow>
        <mo fence="true" form="prefix" stretchy="true">|</mo>
        <mrow>
          <mrow>
            <mi>b</mi>
            <mo stretchy="false">−</mo>
            <mi>a</mi>
          </mrow>
        </mrow>
        <mo fence="true" form="postfix" stretchy="true">|</mo>
      </mrow>
      <mo stretchy="false">&lt;</mo>
      <mi>ϵ</mi>
    </mrow>
    <annotation encoding="StarMath 5.0">abs{ b - a } &lt; %epsilon</annotation>
  </semantics>
</math>
</file>

<file path=Object 15/content.xml><?xml version="1.0" encoding="utf-8"?>
<math xmlns="http://www.w3.org/1998/Math/MathML" display="block">
  <semantics>
    <mrow>
      <msub>
        <mi>x</mi>
        <mi mathvariant="italic">min</mi>
      </msub>
      <mrow>
        <mrow>
          <mo fence="true" form="prefix" stretchy="false">(</mo>
          <mrow>
            <msub>
              <mi>x</mi>
              <mi mathvariant="italic">max</mi>
            </msub>
          </mrow>
          <mo fence="true" form="postfix" stretchy="false">)</mo>
        </mrow>
        <mo stretchy="false">=</mo>
        <mfrac>
          <mrow>
            <mi>a</mi>
            <mo stretchy="false">+</mo>
            <mi>b</mi>
          </mrow>
          <mn>2</mn>
        </mfrac>
      </mrow>
    </mrow>
    <annotation encoding="StarMath 5.0">x_min ( x_max ) = { a + b } over { 2 }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x in [ a,b 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i>b</mi>
        </mrow>
      </mrow>
      <mo fence="true" form="postfix" stretchy="false">]</mo>
    </mrow>
    <annotation encoding="StarMath 5.0">[ a,b ]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/content.xml><?xml version="1.0" encoding="utf-8"?>
<math xmlns="http://www.w3.org/1998/Math/MathML" display="block">
  <semantics>
    <mrow>
      <mi>ϕ</mi>
      <mo stretchy="false">=</mo>
      <mfrac>
        <mrow>
          <mn>1</mn>
          <mo stretchy="false">+</mo>
          <msqrt>
            <mn>5</mn>
          </msqrt>
        </mrow>
        <mn>2</mn>
      </mfrac>
    </mrow>
    <annotation encoding="StarMath 5.0">%phi = { 1 + sqrt{5}} over { 2 }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b</mi>
                    <mo stretchy="false">−</mo>
                    <mi>a</mi>
                  </mrow>
                  <mrow>
                    <mi>b</mi>
                    <mo stretchy="false">−</mo>
                    <msub>
                      <mi>x</mi>
                      <mn>1</mn>
                    </msub>
                  </mrow>
                </mfrac>
                <mo stretchy="false">=</mo>
                <mi>ϕ</mi>
              </mrow>
            </mtd>
          </mtr>
          <mtr>
            <mtd>
              <mrow>
                <mfrac>
                  <mrow>
                    <mi>b</mi>
                    <mo stretchy="false">−</mo>
                    <mi>a</mi>
                  </mrow>
                  <mrow>
                    <msub>
                      <mi>x</mi>
                      <mn>2</mn>
                    </msub>
                    <mo stretchy="false">−</mo>
                    <mi>a</mi>
                  </mrow>
                </mfrac>
                <mo stretchy="false">=</mo>
                <mi>ϕ</mi>
              </mrow>
            </mtd>
          </mtr>
        </mtable>
      </mrow>
    </mrow>
    <annotation encoding="StarMath 5.0">left lbrace matrix { {b - a} over{b - x_1} = %phi ## {b - a} over{x_2 - a} = %phi } right none</annotation>
  </semantics>
</math>
</file>

<file path=Object 8/content.xml><?xml version="1.0" encoding="utf-8"?>
<math xmlns="http://www.w3.org/1998/Math/MathML" display="block">
  <semantics>
    <mo stretchy="false">⇒</mo>
    <annotation encoding="StarMath 5.0"> drarrow 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row>
              <mi>b</mi>
              <mo stretchy="false">−</mo>
              <mfrac>
                <mrow>
                  <mi>b</mi>
                  <mo stretchy="false">−</mo>
                  <mi>a</mi>
                </mrow>
                <mi>ϕ</mi>
              </mfrac>
            </mrow>
          </mrow>
        </mtd>
      </mtr>
      <mtr>
        <mtd>
          <mrow>
            <msub>
              <mi>x</mi>
              <mn>2</mn>
            </msub>
            <mo stretchy="false">=</mo>
            <mrow>
              <mi>a</mi>
              <mo stretchy="false">+</mo>
              <mfrac>
                <mrow>
                  <mi>b</mi>
                  <mo stretchy="false">−</mo>
                  <mi>a</mi>
                </mrow>
                <mi>ϕ</mi>
              </mfrac>
            </mrow>
          </mrow>
        </mtd>
      </mtr>
    </mtable>
    <annotation encoding="StarMath 5.0">x_1 = b - { b - a } over { %phi } newline
x_2 = a + { b - a } over { %phi }</annotation>
  </semantics>
</math>
</file>